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Symbol" svg:font-family="Symbol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d310"/>
    </style:style>
    <style:style style:name="P2" style:family="paragraph" style:parent-style-name="Standard">
      <style:paragraph-properties fo:text-align="start" style:justify-single-word="false"/>
      <style:text-properties officeooo:paragraph-rsid="001cd310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cd310"/>
    </style:style>
    <style:style style:name="P4" style:family="paragraph" style:parent-style-name="Standard">
      <style:paragraph-properties fo:text-align="center" style:justify-single-word="false"/>
      <style:text-properties officeooo:rsid="0031cb39" officeooo:paragraph-rsid="001cd310"/>
    </style:style>
    <style:style style:name="P5" style:family="paragraph" style:parent-style-name="Standard">
      <style:paragraph-properties fo:text-align="start" style:justify-single-word="false"/>
      <style:text-properties officeooo:rsid="002bf23c" officeooo:paragraph-rsid="001cd310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cf9fb" officeooo:paragraph-rsid="001cd310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e47ae" officeooo:paragraph-rsid="001cd310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67613" officeooo:paragraph-rsid="001cd3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1cb39" officeooo:paragraph-rsid="001cd31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bf23c" officeooo:paragraph-rsid="001cd310"/>
    </style:style>
    <style:style style:name="P11" style:family="paragraph" style:parent-style-name="Standard">
      <style:paragraph-properties fo:text-align="start" style:justify-single-word="false"/>
      <style:text-properties officeooo:rsid="002bf23c" officeooo:paragraph-rsid="001cd310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1cd310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e1f58" officeooo:paragraph-rsid="002038ad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e47ae" officeooo:paragraph-rsid="001cd310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cf9fb" officeooo:paragraph-rsid="001cd310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cd31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officeooo:rsid="001dc388"/>
    </style:style>
    <style:style style:name="T5" style:family="text">
      <style:text-properties officeooo:rsid="0028b65e"/>
    </style:style>
    <style:style style:name="T6" style:family="text">
      <style:text-properties officeooo:rsid="002e4c30"/>
    </style:style>
    <style:style style:name="T7" style:family="text">
      <style:text-properties style:font-name="Standard Symbols L" officeooo:rsid="002e4c30"/>
    </style:style>
    <style:style style:name="T8" style:family="text">
      <style:text-properties officeooo:rsid="001a02bd"/>
    </style:style>
    <style:style style:name="T9" style:family="text">
      <style:text-properties style:text-position="0% 100%" officeooo:rsid="00267613"/>
    </style:style>
    <style:style style:name="T10" style:family="text">
      <style:text-properties style:text-position="0% 100%" officeooo:rsid="002b4de3"/>
    </style:style>
    <style:style style:name="T11" style:family="text">
      <style:text-properties officeooo:rsid="002e47ae"/>
    </style:style>
    <style:style style:name="T12" style:family="text">
      <style:text-properties style:font-name="Symbol" officeooo:rsid="002e47ae"/>
    </style:style>
    <style:style style:name="T13" style:family="text">
      <style:text-properties officeooo:rsid="002d41c6"/>
    </style:style>
    <style:style style:name="T14" style:family="text">
      <style:text-properties officeooo:rsid="001cd310"/>
    </style:style>
    <style:style style:name="T15" style:family="text">
      <style:text-properties officeooo:rsid="001b8f89"/>
    </style:style>
    <style:style style:name="T16" style:family="text">
      <style:text-properties officeooo:rsid="001e6f60"/>
    </style:style>
    <style:style style:name="T17" style:family="text">
      <style:text-properties officeooo:rsid="002159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7" style:data-style-name="N0">8.07</text:variable-set>: <text:span text:style-name="T4">Torque and Moment of Inertia</text:span></text:p>
      <text:p text:style-name="P4"/>
      <text:list xml:id="list6112720238846449792" text:style-name="L1">
        <text:list-item>
          <text:p text:style-name="P9">A bicycle is placed upside down during a <text:span text:style-name="T5">maintenance</text:span> check. <text:s/>The front wheel (m=1.<text:span text:style-name="T14">4</text:span> kg) is allowed to spin at a rate of <text:span text:style-name="T8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4114732296369" text:continue-numbering="true" text:style-name="L1">
        <text:list-item>
          <text:p text:style-name="P10"><text:span text:style-name="T9">A motor in an electric saw brings the circular blade from rest up to the rated angular velocity of 80 rotations per second. The saw spins 240 times as it accelerates. <text:s/>The blade has a moment of </text:span><text:span text:style-name="T10">inertia</text:span><text:span text:style-name="T9"> of 1.41 kg m</text:span><text:span text:style-name="T3">2</text:span><text:span text:style-name="T9">. <text:s/>What is the net torque applied by the motor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5"/>
      <text:list xml:id="list74114963963202" text:continue-numbering="true" text:style-name="L1">
        <text:list-item>
          <text:p text:style-name="P10"><text:span text:style-name="T6">A 40 m long hose is initially spooled around a reel that is initially at rest. <text:s/>The moment of inertia of the reel is 0.44 kg m</text:span><text:span text:style-name="T2">2</text:span><text:span text:style-name="T6">. <text:s/>Its radius is 0.16 m. <text:s/>When the reel is turning, a frictional torque of magnitude 3.4 m</text:span><text:span text:style-name="T7">´</text:span><text:span text:style-name="T6">N acts on the wheel. <text:s/>If the hose is pulled so that the tension in the hose is a constant 25N, how long does it take to unwind the hose from the reel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74114842601461" text:continue-numbering="true" text:style-name="L1">
        <text:list-item>
          <text:p text:style-name="P12">Nathaniel is playing soccer when is allowed to perform a penalty kick. <text:s/>When he kicks the ball, the ball curves due to its rotation. <text:s/>The ball goes from rest to rotating at a rate of <text:span text:style-name="T15">radians </text:span>per second. <text:s/>The mass of the ball is 0.426 kg, and the radius is 0.11m. <text:s/><text:span text:style-name="T17">His foot is in contact with the ball for 0.07 s.</text:span></text:p>
          <text:list>
            <text:list-item>
              <text:p text:style-name="P12">What is the moment of inertia of the ball?</text:p>
            </text:list-item>
          </text:list>
          <text:p text:style-name="P16"/>
          <text:p text:style-name="P16"/>
          <text:p text:style-name="P16"/>
          <text:p text:style-name="P16"/>
          <text:p text:style-name="P12"/>
          <text:list text:continue-numbering="true">
            <text:list-item>
              <text:p text:style-name="P12">What is the torque that Nathaniel used on the ball?</text:p>
            </text:list-item>
          </text:list>
          <text:p text:style-name="P10"/>
        </text:list-item>
      </text:list>
      <text:p text:style-name="P5"/>
      <text:list xml:id="list74115096606363" text:continue-numbering="true" text:style-name="L1">
        <text:list-item>
          <text:p text:style-name="P10"><text:soft-page-break/>A 75 kg man stands on a <text:span text:style-name="T16">6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0">Calculate the angular acceleration of the platform. <text:s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4113947192831" text:continue-numbering="true" text:style-name="L1">
        <text:list-item>
          <text:list>
            <text:list-item>
              <text:p text:style-name="P10">If the man can catch the platform when it has rotated 45 degrees, what is the time he has to react?</text:p>
            </text:list-item>
          </text:list>
        </text:list-item>
      </text:list>
      <text:p text:style-name="P5"/>
      <text:list xml:id="list74114002905120" text:continue-numbering="true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5"/>
      <text:p text:style-name="P5"/>
      <text:p text:style-name="P5"/>
      <text:p text:style-name="P2"/>
      <text:p text:style-name="P1"/>
      <text:list xml:id="list74113639642551" text:continue-numbering="true" text:style-name="L1">
        <text:list-item>
          <text:p text:style-name="P13">A CD can be though of as a solid disk. <text:s/><text:span text:style-name="T11">It has a mass of 0.0144 g. <text:s/>When a CD is loaded into a player, it accelerates from rest to 960</text:span><text:span text:style-name="T12">p</text:span><text:span text:style-name="T11"> radians per second. <text:s/>It takes 5 seconds to accelerate. <text:s/>The radius of a CD is 120 mm.</text:span></text:p>
          <text:list>
            <text:list-item>
              <text:p text:style-name="P14">What is the moment of inertia of the CD?</text:p>
            </text:list-item>
          </text:list>
          <text:p text:style-name="P14"/>
          <text:p text:style-name="P14"/>
          <text:p text:style-name="P14"/>
          <text:p text:style-name="P14"/>
          <text:p text:style-name="P14"/>
          <text:list text:continue-numbering="true">
            <text:list-item>
              <text:p text:style-name="P14">What is the torque the player puts on the CD? 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4113858044542" text:continue-numbering="true" text:style-name="L1">
        <text:list-item>
          <text:p text:style-name="P15">Beauford and Beaulah are walking through the park one day in the merry merry month of <text:span text:style-name="T13">M</text:span>ay. Beauford has a mass of 55 kg. <text:s/>Beaulah has a mass 125 kg. <text:s/><text:span text:style-name="T13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Symbol" svg:font-family="Symbol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3-24T07:41:13.057923302" text:date-adjust="PT24H00M00S">03/25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8113881</meta:creation-date>
    <meta:editing-duration>PT9M3S</meta:editing-duration>
    <meta:editing-cycles>11</meta:editing-cycles>
    <meta:generator>LibreOffice/4.3.7.2$Linux_X86_64 LibreOffice_project/430$Build-2</meta:generator>
    <dc:date>2017-03-24T07:41:13.000923279</dc:date>
    <meta:document-statistic meta:table-count="0" meta:image-count="2" meta:object-count="0" meta:page-count="2" meta:paragraph-count="16" meta:word-count="524" meta:character-count="2615" meta:non-whitespace-character-count="2056"/>
  </office:meta>
</office:document-meta>
</file>